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Kubernetes</text:title></text:p>
      <text:p text:style-name="OrgTitle"/>
      <text:p text:style-name="OrgSubtitle"><text:initial-creator>Hadrien KLOTZ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fbfea1">1. Lignes directrices de Kubernetes</text:a></text:p>
          <text:p text:style-name="Contents_20_1"><text:a xlink:type="simple" xlink:href="#orgade2301">2. Kubernetes tools</text:a></text:p>
          <text:p text:style-name="Contents_20_2"><text:a xlink:type="simple" xlink:href="#orgea16112">2.1. Kubeadm</text:a></text:p>
          <text:p text:style-name="Contents_20_2"><text:a xlink:type="simple" xlink:href="#org6387c6c">2.2. kubectl</text:a></text:p>
          <text:p text:style-name="Contents_20_2"><text:a xlink:type="simple" xlink:href="#orgb514f24">2.3. kubelet</text:a></text:p>
          <text:p text:style-name="Contents_20_1"><text:a xlink:type="simple" xlink:href="#org32cc66c">3. Vocabulaire</text:a></text:p>
          <text:p text:style-name="Contents_20_1"><text:a xlink:type="simple" xlink:href="#org66e93c8">4. Architecture Kubernetes</text:a></text:p>
          <text:p text:style-name="Contents_20_2"><text:a xlink:type="simple" xlink:href="#org3ffd929">4.1. Node</text:a></text:p>
          <text:p text:style-name="Contents_20_3"><text:a xlink:type="simple" xlink:href="#org5b7a44a">4.1.1. Types de déploiements</text:a></text:p>
          <text:p text:style-name="Contents_20_3"><text:a xlink:type="simple" xlink:href="#org1a9bab4">4.1.2. Création automatique / self registration</text:a></text:p>
          <text:p text:style-name="Contents_20_2"><text:a xlink:type="simple" xlink:href="#org1daa090">4.2. Communication beetwen Nodes and the Control Plane</text:a></text:p>
          <text:p text:style-name="Contents_20_1"><text:a xlink:type="simple" xlink:href="#org59bf76d">5. Exemples</text:a></text:p>
          <text:p text:style-name="Contents_20_2"><text:a xlink:type="simple" xlink:href="#org7b8e409">5.1. Configuration simpliste d’un pod</text:a></text:p>
          <text:p text:style-name="Contents_20_1"><text:a xlink:type="simple" xlink:href="#org34c7515">6. Installer Kubernetes</text:a></text:p>
        </text:index-body>
      </text:table-of-content>
      <text:h text:style-name="Heading_20_1" text:outline-level="1" text:is-list-header="false">
<text:bookmark-start text:name="OrgXref.org2fbfea1"/>
<text:bookmark text:name="org2fbfea1"/>Lignes directrices de Kubernetes
<text:bookmark-end text:name="OrgXref.org2fbfea1"/></text:h>
      <text:p text:style-name="Text_20_body">Kubernetes permet la virtualisation de programme dans un serveur. De manière sécurisé. Il permet aussi de containariser.
</text:p>
      <text:h text:style-name="Heading_20_1" text:outline-level="1" text:is-list-header="false">
<text:bookmark-start text:name="OrgXref.orgade2301"/>
<text:bookmark text:name="orgade2301"/>Kubernetes tools
<text:bookmark-end text:name="OrgXref.orgade2301"/></text:h>
      <text:p text:style-name="Text_20_body">Kubernetes s’utiliser avec des outils, comme <text:span text:style-name="OrgCode">kubeadm</text:span>, <text:span text:style-name="OrgCode">kubectl</text:span> et <text:span text:style-name="OrgCode">kubelet</text:span>.
</text:p>
      <text:h text:style-name="Heading_20_2" text:outline-level="2" text:is-list-header="false">
<text:bookmark-start text:name="OrgXref.orgea16112"/>
<text:bookmark text:name="orgea16112"/>Kubeadm
<text:bookmark-end text:name="OrgXref.orgea16112"/></text:h>
      <text:p text:style-name="Text_20_body">C’est un outil de ligne de commande, utilisé pour la configuration initiale d’un kluster. Et dans l’intialisation des <text:span text:style-name="Bold">nodes</text:span>. Il se charge, de la mise en place du kluster en plusieurs points dont :
</text:p>
      <text:list text:style-name="OrgBulletedList" text:continue-numbering="false">
        <text:list-item>
          <text:p text:style-name="Text_20_body">Création des certificats de sécurité
</text:p>
        </text:list-item>
        <text:list-item>
          <text:p text:style-name="Text_20_body">Configuration du panel des composants
</text:p>
        </text:list-item>
        <text:list-item>
          <text:p text:style-name="Text_20_body">Configuration du panel de networking
</text:p>
        </text:list-item>
        <text:list-item>
          <text:p text:style-name="Text_20_body">Mise en place de meilleurs pratiques de sécurités
</text:p>
        </text:list-item>
      </text:list>
      <text:h text:style-name="Heading_20_2" text:outline-level="2" text:is-list-header="false">
<text:bookmark-start text:name="OrgXref.org6387c6c"/>
<text:bookmark text:name="org6387c6c"/>kubectl
<text:bookmark-end text:name="OrgXref.org6387c6c"/></text:h>
      <text:p text:style-name="Text_20_body">C’est aussi un outil en ligne, mais il va s’occuper de la gestion des container et des applications qui sont installés, tout au long du fuctionnement de Kubernetes.
</text:p>
      <text:list text:style-name="OrgBulletedList" text:continue-numbering="false">
        <text:list-item>
          <text:p text:style-name="Text_20_body">Execution des programmes, et des services au sein d’un kluster
</text:p>
        </text:list-item>
        <text:list-item>
          <text:p text:style-name="Text_20_body">Mise à jour des systèmes d’informations (logs)
</text:p>
        </text:list-item>
        <text:list-item>
          <text:p text:style-name="Text_20_body">Effectue du deboguage.
</text:p>
        </text:list-item>
        <text:list-item>
          <text:p text:style-name="Text_20_body">MàJ des configs des applications.
</text:p>
        </text:list-item>
      </text:list>
      <text:h text:style-name="Heading_20_2" text:outline-level="2" text:is-list-header="false">
<text:bookmark-start text:name="OrgXref.orgb514f24"/>
<text:bookmark text:name="orgb514f24"/>kubelet
<text:bookmark-end text:name="OrgXref.orgb514f24"/></text:h>
      <text:p text:style-name="Text_20_body">Le kubelet est un système qui gère les nodes, comme une armoire contenant des serveurs (les nodes).
</text:p>
      <text:list text:style-name="OrgBulletedList" text:continue-numbering="false">
        <text:list-item>
          <text:p text:style-name="Text_20_body">Il communique entre l’API server et les nodes
</text:p>
        </text:list-item>
      </text:list>
      <text:h text:style-name="Heading_20_1" text:outline-level="1" text:is-list-header="false">
<text:bookmark-start text:name="OrgXref.org32cc66c"/>
<text:bookmark text:name="org32cc66c"/>Vocabulaire
<text:bookmark-end text:name="OrgXref.org32cc66c"/></text:h>
      <text:list text:style-name="OrgBulletedList" text:continue-numbering="false">
        <text:list-item>
          <text:p text:style-name="Text_20_body"><text:span text:style-name="Bold">Kluster</text:span> Un kluster est une sorte de machine virtuelle qui garde, et fait tourner un nombre de logiciels et programmes donnés, il permet de restreindre et de confiner un logiciel.
</text:p>
        </text:list-item>
        <text:list-item>
          <text:p text:style-name="Text_20_body"><text:span text:style-name="Bold">Node</text:span> Une sorte de machine à l’intérieur d’un kluster, cela peut être une machine virtuelle ou réelle. Un node renferme un Kubelet qui fait fonctionner des programmes.
</text:p>
        </text:list-item>
        <text:list-item>
          <text:p text:style-name="Text_20_body"><text:span text:style-name="Bold">Controle plane</text:span> Cerveau d’un kluster, il gère les sous programmes du kubernetes dont les Nodes, le ETCD, et biensûr l’API de serveur de Kubernetes qui va gérée toutes les demandes.
</text:p>
        </text:list-item>
        <text:list-item>
          <text:p text:style-name="Text_20_body"><text:span text:style-name="Bold">ETCD</text:span> C’est la base de donnée intégrée de Kubernetes.
</text:p>
        </text:list-item>
        <text:list-item>
          <text:p text:style-name="Text_20_body"><text:span text:style-name="Bold">Pods</text:span> Les pods sont des baleines ou des cargos qui stockes plusieurs container.
</text:p>
        </text:list-item>
        <text:list-item>
          <text:p text:style-name="Text_20_body"><text:span text:style-name="Bold">workload</text:span> Application qui tourne dans un cluster kubernetes
</text:p>
        </text:list-item>
        <text:list-item>
          <text:p text:style-name="Text_20_body"><text:span text:style-name="Bold">object</text:span> Une entitée qui représente l’état du cluster.
</text:p>
        </text:list-item>
      </text:list>
      <text:h text:style-name="Heading_20_1" text:outline-level="1" text:is-list-header="false">
<text:bookmark-start text:name="OrgXref.org66e93c8"/>
<text:bookmark text:name="org66e93c8"/>Architecture Kubernetes
<text:bookmark-end text:name="OrgXref.org66e93c8"/></text:h>
      <text:p text:style-name="Text_20_body"><text:a xlink:type="simple" xlink:href="https://kubernetes.io/images/docs/kubernetes-cluster-architecture.svg">Main architecture of kubernetes</text:a>
</text:p>
      <text:h text:style-name="Heading_20_2" text:outline-level="2" text:is-list-header="false">
<text:bookmark-start text:name="OrgXref.org3ffd929"/>
<text:bookmark text:name="org3ffd929"/>Node
<text:bookmark-end text:name="OrgXref.org3ffd929"/></text:h>
      <text:p text:style-name="Text_20_body"><text:span text:style-name="OrgCode">.json</text:span>
</text:p>
      <text:p text:style-name="OrgFixedWidthBlock">{</text:p>
      <text:p text:style-name="OrgFixedWidthBlock"> <text:s text:c="1"/>"kind": "Node",</text:p>
      <text:p text:style-name="OrgFixedWidthBlock"> <text:s text:c="1"/>"apiVersion": "v1",</text:p>
      <text:p text:style-name="OrgFixedWidthBlock"> <text:s text:c="1"/>"metadata": {</text:p>
      <text:p text:style-name="OrgFixedWidthBlock"> <text:s text:c="3"/>"name": "10.240.79.157",</text:p>
      <text:p text:style-name="OrgFixedWidthBlock"> <text:s text:c="3"/>"labels": {</text:p>
      <text:p text:style-name="OrgFixedWidthBlock"> <text:s text:c="5"/>"name": "my-first-k8s-node"</text:p>
      <text:p text:style-name="OrgFixedWidthBlock"> <text:s text:c="3"/>}</text:p>
      <text:p text:style-name="OrgFixedWidthBlock"> <text:s text:c="1"/>}</text:p>
      <text:p text:style-name="OrgFixedWidthBlockLastLine">}</text:p>
      <text:list text:style-name="OrgBulletedList" text:continue-numbering="false">
        <text:list-item>
          <text:p text:style-name="Text_20_body">Le nom d’un <text:span text:style-name="Bold">node</text:span> doit être valide en suivant les règles du <text:a xlink:type="simple" xlink:href="https://kubernetes.io/docs/concepts/overview/working-with-objects/names#dns-subdomain-names">DNS subdomain name</text:a>
</text:p>
        </text:list-item>
      </text:list>
      <text:h text:style-name="Heading_20_3" text:outline-level="3" text:is-list-header="false">
<text:bookmark-start text:name="OrgXref.org5b7a44a"/>
<text:bookmark text:name="org5b7a44a"/>Types de déploiements
<text:bookmark-end text:name="OrgXref.org5b7a44a"/></text:h>
      <text:p text:style-name="Quotations">Pour ajouter un node au cluster, il y a deux manières de faire:
</text:p>
      <text:list text:style-name="OrgNumberedList" text:continue-numbering="false">
        <text:list-item>
          <text:p text:style-name="Quotations">Le <text:span text:style-name="Bold">kubelet</text:span> sur un node (en self register) qui s’est lui-même register à l’<text:span text:style-name="Bold">API server</text:span>
</text:p>
        </text:list-item>
        <text:list-item>
          <text:p text:style-name="Quotations">Un humain qui ajoute lui-même le node.
</text:p>
        </text:list-item>
      </text:list>
      <text:p text:style-name="Quotations">Après cette création, le <text:span text:style-name="OrgCode">controle plane</text:span> va chercher si le node est valide:
</text:p>
      <text:list text:style-name="OrgNumberedList" text:continue-numbering="false">
        <text:list-item>
          <text:p text:style-name="Quotations">Si il est <text:span text:style-name="OrgCode">register</text:span> à l’<text:span text:style-name="Bold">API server</text:span>.
</text:p>
        </text:list-item>
        <text:list-item>
          <text:p text:style-name="Quotations">Si il est en bonne santée (touts les services qu’il contient: <text:span text:style-name="Bold">kuberproxy</text:span> etc…) sinon, il va l’ignorer.
</text:p>
        </text:list-item>
      </text:list>
      <text:p text:style-name="Quotations">Cependant, il va constamment chercher à voir si le node deviens en bonne santée. Pour éviter cette recherche. Il faut supprimer le node.
</text:p>
      <text:h text:style-name="Heading_20_3" text:outline-level="3" text:is-list-header="false">
<text:bookmark-start text:name="OrgXref.org1a9bab4"/>
<text:bookmark text:name="org1a9bab4"/>Création automatique / self registration
<text:bookmark-end text:name="OrgXref.org1a9bab4"/></text:h>
      <text:p text:style-name="Text_20_body">Il semblerai que les nodes ai des <text:span text:style-name="OrgCode">flags</text:span> qui définissent leurs comportememtn. Flags:
    <text:span text:style-name="OrgCode">--register-node</text:span> (is true, par défaut) le kubelet va tenter une <text:span text:style-name="OrgCode">self registration</text:span> auprès de l’<text:span text:style-name="Bold">API server</text:span>.
</text:p>
      <text:list text:style-name="OrgNumberedList" text:continue-numbering="false">
        <text:list-item>
          <text:p text:style-name="Text_20_body">
<text:bookmark-start text:name="OrgXref.org042fb63"/>
<text:bookmark text:name="org042fb63"/>Liste d’options par default pour une self registration
<text:bookmark-end text:name="OrgXref.org042fb63"/></text:p>
          <text:list text:style-name="OrgBulletedList" text:continue-numbering="false">
            <text:list-item>
              <text:p text:style-name="Text_20_body"><text:span text:style-name="OrgCode">--kuberconfig</text:span> Chemin d’accès des identifiants pour s’ientifier lui-même à l’API server.
</text:p>
            </text:list-item>
            <text:list-item>
              <text:p text:style-name="Text_20_body"><text:span text:style-name="OrgCode">--registernode</text:span> S’enregistre automatiquement à l’API server.
</text:p>
            </text:list-item>
            <text:list-item>
              <text:p text:style-name="Text_20_body"><text:span text:style-name="OrgCode">--node-ip</text:span> Séparé par virgule, liste des adresses IP pour le node. Il sert à selectionner une adresse spécifique, si rien n’est spécifier alors il va utilise celle par default.
</text:p>
            </text:list-item>
            <text:list-item>
              <text:p text:style-name="Text_20_body"><text:span text:style-name="OrgCode">--node-status-update-frequency</text:span> Qui peut régler la fréquence de vérification de l’étatu du node pour l’API server.
</text:p>
            </text:list-item>
          </text:list>
        </text:list-item>
        <text:list-item>
          <text:p text:style-name="Text_20_body">
<text:bookmark-start text:name="OrgXref.org82d035d"/>
<text:bookmark text:name="org82d035d"/>Manual registration
<text:bookmark-end text:name="OrgXref.org82d035d"/></text:p>
          <text:p text:style-name="Text_20_body">Qui permet de créer et de modifier manuellement un node.
</text:p>
          <text:p text:style-name="Quotations">⚠️ Quand l’on créer le node manuellement, il faut spécifier le  <text:span text:style-name="OrgCode">--node-register:false</text:span>
</text:p>
          <text:list text:style-name="OrgBulletedList" text:continue-numbering="false">
            <text:list-item>
              <text:p text:style-name="Quotations">Mais l’on peut aussi modifier le node sans regarder l’état du <text:span text:style-name="OrgCode">--node-register</text:span>
</text:p>
            </text:list-item>
          </text:list>
          <text:p text:style-name="Text_20_body">Rendre le node <text:span text:style-name="OrgCode">unshedulable</text:span> pour éviter le placement prévu de nouveaux <text:span text:style-name="Bold">pods</text:span> dans le node. En lancant cette commande :
<text:span text:style-name="OrgCode">$ kubectl cordon $NODENAME</text:span>
</text:p>
        </text:list-item>
      </text:list>
      <text:h text:style-name="Heading_20_2" text:outline-level="2" text:is-list-header="false">
<text:bookmark-start text:name="OrgXref.org1daa090"/>
<text:bookmark text:name="org1daa090"/>Communication beetwen Nodes and the Control Plane
<text:bookmark-end text:name="OrgXref.org1daa090"/></text:h>
      <text:h text:style-name="Heading_20_1" text:outline-level="1" text:is-list-header="false">
<text:bookmark-start text:name="OrgXref.org59bf76d"/>
<text:bookmark text:name="org59bf76d"/>Exemples
<text:bookmark-end text:name="OrgXref.org59bf76d"/></text:h>
      <text:h text:style-name="Heading_20_2" text:outline-level="2" text:is-list-header="false">
<text:bookmark-start text:name="OrgXref.org7b8e409"/>
<text:bookmark text:name="org7b8e409"/>Configuration simpliste d’un pod
<text:bookmark-end text:name="OrgXref.org7b8e409"/></text:h>
      <text:p text:style-name="OrgFixedWidthBlock">apiVersion: v1</text:p>
      <text:p text:style-name="OrgFixedWidthBlock">kind: Pod</text:p>
      <text:p text:style-name="OrgFixedWidthBlock">metadata:</text:p>
      <text:p text:style-name="OrgFixedWidthBlock"> <text:s text:c="1"/>name: mon-pod</text:p>
      <text:p text:style-name="OrgFixedWidthBlock">spec:</text:p>
      <text:p text:style-name="OrgFixedWidthBlock"> <text:s text:c="1"/>containers:</text:p>
      <text:p text:style-name="OrgFixedWidthBlock"> <text:s text:c="1"/>- name: mon-conteneur</text:p>
      <text:p text:style-name="OrgFixedWidthBlockLastLine"> <text:s text:c="3"/>image: nginx</text:p>
      <text:h text:style-name="Heading_20_1" text:outline-level="1" text:is-list-header="false">
<text:bookmark-start text:name="OrgXref.org34c7515"/>
<text:bookmark text:name="org34c7515"/>Installer Kubernetes
<text:bookmark-end text:name="OrgXref.org34c7515"/></text:h>
      <text:p text:style-name="Text_20_body"><text:a xlink:type="simple" xlink:href="https://kubernetes.io/fr/docs/setup/production-environment/tools/kubeadm/install-kubeadm/">Documentation d’installation sous Debian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adrien KLOTZ</dc:creator>
    <meta:initial-creator>Hadrien KLOTZ</meta:initial-creator>
    <dc:date>2024-02-24T14:35:21</dc:date>
    <meta:creation-date>2024-02-24T14:35:21</meta:creation-date>
    <meta:generator>Emacs 29.1 (Org mode 9.7)</meta:generator>
    <meta:keyword/>
    <dc:subject/>
    <dc:title>Kubernetes</dc:title>
  </office:meta>
</office:document-meta>
</file>